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39H06M42.298051S" calcext:value-type="time">
            <text:p>1139:0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3H55M19.157S" calcext:value-type="time">
            <text:p>03:55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11H46M34.66S" calcext:value-type="time">
            <text:p>11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08:07:04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3T16:22:57.344000000</dc:date>
    <meta:editing-duration>P50DT9H9M</meta:editing-duration>
    <meta:editing-cycles>1332</meta:editing-cycles>
    <meta:generator>LibreOffice/7.2.6.2$Windows_X86_64 LibreOffice_project/b0ec3a565991f7569a5a7f5d24fed7f52653d754</meta:generator>
    <meta:document-statistic meta:table-count="2" meta:cell-count="1670" meta:object-count="0"/>
  </office:meta>
</office:document-meta>
</file>